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Linux Libertine O" officeooo:rsid="0035cc64" officeooo:paragraph-rsid="0041c510"/>
    </style:style>
    <style:style style:name="P2" style:family="paragraph" style:parent-style-name="Standard">
      <style:text-properties style:font-name="Linux Libertine O" officeooo:rsid="00365ccf" officeooo:paragraph-rsid="002dda6f"/>
    </style:style>
    <style:style style:name="P3" style:family="paragraph" style:parent-style-name="Standard">
      <style:text-properties style:font-name="Linux Libertine O" officeooo:rsid="004107b8" officeooo:paragraph-rsid="004107b8"/>
    </style:style>
    <style:style style:name="P4" style:family="paragraph" style:parent-style-name="Heading">
      <style:text-properties officeooo:paragraph-rsid="003fff47"/>
    </style:style>
    <style:style style:name="P5" style:family="paragraph" style:parent-style-name="Heading_20_1">
      <style:text-properties officeooo:paragraph-rsid="003fff47"/>
    </style:style>
    <style:style style:name="P6" style:family="paragraph" style:parent-style-name="Standard">
      <style:text-properties style:font-name="Linux Libertine O" officeooo:rsid="0043f50f" officeooo:paragraph-rsid="0043f50f"/>
    </style:style>
    <style:style style:name="P7" style:family="paragraph" style:parent-style-name="Standard">
      <style:text-properties style:font-name="Linux Libertine O" officeooo:rsid="0035cc64" officeooo:paragraph-rsid="004107b8"/>
    </style:style>
    <style:style style:name="P8" style:family="paragraph" style:parent-style-name="Standard">
      <style:text-properties style:font-name="Linux Libertine O" officeooo:rsid="00365ccf" officeooo:paragraph-rsid="002dda6f"/>
    </style:style>
    <style:style style:name="P9" style:family="paragraph" style:parent-style-name="Standard">
      <style:text-properties style:font-name="Linux Libertine O" officeooo:rsid="00365ccf" officeooo:paragraph-rsid="003fff47"/>
    </style:style>
    <style:style style:name="P10" style:family="paragraph" style:parent-style-name="Standard">
      <style:text-properties style:font-name="Linux Libertine O" officeooo:rsid="004905b7" officeooo:paragraph-rsid="004905b7"/>
    </style:style>
    <style:style style:name="P11" style:family="paragraph" style:parent-style-name="Standard">
      <style:text-properties style:font-name="Linux Libertine O" officeooo:rsid="0049543c" officeooo:paragraph-rsid="0049543c"/>
    </style:style>
    <style:style style:name="P12" style:family="paragraph" style:parent-style-name="Standard">
      <style:text-properties style:font-name="Linux Libertine O" officeooo:rsid="0049543c" officeooo:paragraph-rsid="0049d46a"/>
    </style:style>
    <style:style style:name="P13" style:family="paragraph" style:parent-style-name="Standard">
      <style:text-properties style:font-name="Linux Libertine O" officeooo:rsid="0049d46a" officeooo:paragraph-rsid="0049d46a"/>
    </style:style>
    <style:style style:name="P14" style:family="paragraph" style:parent-style-name="Standard">
      <style:text-properties style:font-name="Linux Libertine O" officeooo:rsid="004ac2a2" officeooo:paragraph-rsid="004ac2a2"/>
    </style:style>
    <style:style style:name="P15" style:family="paragraph" style:parent-style-name="Standard">
      <style:text-properties style:font-name="Linux Libertine O" officeooo:rsid="004afb42" officeooo:paragraph-rsid="004afb42"/>
    </style:style>
    <style:style style:name="P16" style:family="paragraph" style:parent-style-name="Standard">
      <style:text-properties officeooo:rsid="004905b7" officeooo:paragraph-rsid="004905b7"/>
    </style:style>
    <style:style style:name="P17" style:family="paragraph" style:parent-style-name="Standard">
      <style:text-properties officeooo:rsid="0049d46a" officeooo:paragraph-rsid="0049d46a"/>
    </style:style>
    <style:style style:name="T1" style:family="text">
      <style:text-properties fo:color="#3465a4" loext:opacity="100%" style:font-name="Linux Libertine O" fo:font-size="14pt" fo:font-weight="bold" style:font-name-asian="Noto Sans CJK SC Regular" style:font-size-asian="14pt" style:font-weight-asian="bold" style:font-name-complex="FreeSans1" style:font-size-complex="14pt" style:font-weight-complex="bold"/>
    </style:style>
    <style:style style:name="T2" style:family="text">
      <style:text-properties fo:color="#3465a4" loext:opacity="100%" style:font-name="Linux Libertine O" fo:font-size="14pt" fo:font-weight="bold" officeooo:rsid="0043f50f" style:font-name-asian="Noto Sans CJK SC Regular" style:font-size-asian="14pt" style:font-weight-asian="bold" style:font-name-complex="FreeSans1" style:font-size-complex="14pt" style:font-weight-complex="bold"/>
    </style:style>
    <style:style style:name="T3" style:family="text">
      <style:text-properties fo:color="#3465a4" loext:opacity="100%" style:font-name="Linux Libertine O" fo:font-size="14pt" fo:font-weight="bold" officeooo:rsid="0049543c" style:font-name-asian="Noto Sans CJK SC Regular" style:font-size-asian="14pt" style:font-weight-asian="bold" style:font-name-complex="FreeSans1" style:font-size-complex="14pt" style:font-weight-complex="bold"/>
    </style:style>
    <style:style style:name="T4" style:family="text">
      <style:text-properties style:font-name="Linux Libertine O"/>
    </style:style>
    <style:style style:name="T5" style:family="text">
      <style:text-properties style:font-name="Linux Libertine O" officeooo:rsid="004ac2a2"/>
    </style:style>
    <style:style style:name="T6" style:family="text">
      <style:text-properties fo:color="#004586" loext:opacity="100%" style:font-name="Linux Libertine O" fo:font-size="18.2000007629395pt" fo:font-weight="bold" officeooo:rsid="0043f50f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7" style:family="text">
      <style:text-properties fo:color="#004586" loext:opacity="100%" style:font-name="Linux Libertine O" fo:font-size="18.2000007629395pt" fo:font-weight="bold" officeooo:rsid="002e3001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8" style:family="text">
      <style:text-properties fo:color="#004586" loext:opacity="100%" style:font-name="Linux Libertine O" fo:font-size="18.2000007629395pt" fo:font-weight="bold" officeooo:rsid="004905b7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9" style:family="text">
      <style:text-properties fo:color="#004586" loext:opacity="100%" style:font-name="Linux Libertine O" fo:font-size="18.2000007629395pt" fo:font-weight="bold" officeooo:rsid="0049d46a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10" style:family="text">
      <style:text-properties officeooo:rsid="004905b7"/>
    </style:style>
    <style:style style:name="T11" style:family="text">
      <style:text-properties officeooo:rsid="004afb4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<text:span text:style-name="T8">Pesto chicken pasta</text:span><text:span text:style-name="T6"> </text:span><text:span text:style-name="T7">(2 portions; 3</text:span><text:span text:style-name="T9">5</text:span><text:span text:style-name="T8"> </text:span><text:span text:style-name="T7">min)</text:span></text:h>
      <text:p text:style-name="P4"><text:span text:style-name="T1">For </text:span><text:span text:style-name="T2">the prep</text:span></text:p>
      <text:p text:style-name="P6"><text:span text:style-name="T10">160</text:span>g chicken breast</text:p>
      <text:p text:style-name="P11">150g cherry tomatoes</text:p>
      <text:p text:style-name="P11">1 red onion</text:p>
      <text:p text:style-name="P11">2 cloves garlic</text:p>
      <text:p text:style-name="P7"/>
      <text:p text:style-name="P2"/>
      <text:p text:style-name="P16"><text:span text:style-name="T4">Trim and cut the chicken breast into </text:span><text:span text:style-name="T5">thin</text:span><text:span text:style-name="T4"> chunks or slices, and mix in a bit of salt.</text:span></text:p>
      <text:p text:style-name="P17">Slice the onion, chop the garlic, and wash and halve the cherry tomatoes.</text:p>
      <text:p text:style-name="P2"/>
      <text:p text:style-name="P2"/>
      <text:p text:style-name="P4"><text:span text:style-name="T1">For </text:span><text:span text:style-name="T2">the </text:span><text:span text:style-name="T3">assembly</text:span></text:p>
      <text:p text:style-name="P3">olive oil</text:p>
      <text:p text:style-name="P13">1 tsp turmeric</text:p>
      <text:p text:style-name="P13">¼ tsp fresh ground black pepper</text:p>
      <text:p text:style-name="P1"/>
      <text:p text:style-name="P10">100g kale</text:p>
      <text:p text:style-name="P13">½ jar green pesto (about 100g)</text:p>
      <text:p text:style-name="P12">1 avocado</text:p>
      <text:p text:style-name="P10"/>
      <text:p text:style-name="P11">200g wholewheat tagliatelle</text:p>
      <text:p text:style-name="P11"/>
      <text:p text:style-name="P11"/>
      <text:p text:style-name="P14">Boil the kettle and put the pasta on, followed by the kale.</text:p>
      <text:p text:style-name="P14"/>
      <text:p text:style-name="P14">Heat some oil in a large frying pan, add the spices, garlic, and onions, and fry for a minute on high heat. Add the chicken (and a bit more oil if needed), mix well and fry for 5 minutes, stirring occasionally. <text:span text:style-name="T11">Add the tomatoes and cook for another couple of minutes.</text:span></text:p>
      <text:p text:style-name="P14"/>
      <text:p text:style-name="P14">Quarter the avocado and slice widthways <text:span text:style-name="T11">while the chicken is frying</text:span>, and put aside for topping.</text:p>
      <text:p text:style-name="P14"/>
      <text:p text:style-name="P15">Drain the kale, and add it to the frying pan along with the pesto and a few tablespoons of water from the pasta. Mix well.</text:p>
      <text:p text:style-name="P9"/>
      <text:p text:style-name="P15">Drain the pasta, dish it up, and top with the sauce and avocado.</text:p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style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fill-image-width="0cm" draw:fill-image-height="0cm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9T13:41:09.314438554</meta:creation-date>
    <dc:date>2024-05-20T12:27:43.456156252</dc:date>
    <meta:editing-duration>PT2H7M45S</meta:editing-duration>
    <meta:editing-cycles>47</meta:editing-cycles>
    <meta:generator>LibreOffice/7.3.7.2$Linux_X86_64 LibreOffice_project/30$Build-2</meta:generator>
    <meta:document-statistic meta:table-count="0" meta:image-count="0" meta:object-count="0" meta:page-count="1" meta:paragraph-count="21" meta:word-count="197" meta:character-count="1027" meta:non-whitespace-character-count="851"/>
  </office:meta>
</office:document-meta>
</file>